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Chapter 2 — The Mechanics Behind High Blood Pressure</text:span></text:h>
      <text:p text:style-name="Text_20_body">High blood pressure isn’t a random event. It usually happens because one or more parts of the cardiovascular system stop regulating pressure efficiently. These are the key components:</text:p>
      <text:h text:style-name="Heading_20_3" text:outline-level="3"><text:span text:style-name="Strong_20_Emphasis">1. The Heart (Pump Strength and Rate)</text:span></text:h>
      <text:p text:style-name="Text_20_body">Your heart controls pressure in two basic ways:</text:p>
      <text:list text:style-name="L1">
        <text:list-item>
          <text:p text:style-name="P1"><text:span text:style-name="Strong_20_Emphasis">How hard it contracts</text:span> (force).</text:p>
        </text:list-item>
        <text:list-item>
          <text:p text:style-name="P1"><text:span text:style-name="Strong_20_Emphasis">How fast it beats</text:span> (rate).</text:p>
        </text:list-item>
      </text:list>
      <text:p text:style-name="Text_20_body">When your heart pumps harder or more frequently, pressure rises — exactly like increasing pump speed in a water system. Chronic stress, excess adrenaline, and stimulants (such as energy drinks or too much caffeine) raise pump force and rate.</text:p>
      <text:h text:style-name="Heading_20_3" text:outline-level="3"><text:span text:style-name="Strong_20_Emphasis">2. The Arteries (Vessel Diameter and Flexibility)</text:span></text:h>
      <text:p text:style-name="Text_20_body">Arteries are not rigid tubes. They expand and contract slightly to absorb pressure changes. Two properties matter:</text:p>
      <text:list text:style-name="L2">
        <text:list-item>
          <text:p text:style-name="P2"><text:span text:style-name="Strong_20_Emphasis">Diameter (vasoconstriction vs vasodilation):</text:span><text:line-break/>Narrower arteries = higher pressure. Wider arteries = lower pressure.</text:p>
        </text:list-item>
        <text:list-item>
          <text:p text:style-name="P2"><text:span text:style-name="Strong_20_Emphasis">Elasticity:</text:span><text:line-break/>Young arteries stretch easily, older or damaged ones stiffen. Stiff arteries cannot absorb force well, so pressure rises.</text:p>
        </text:list-item>
      </text:list>
      <text:p text:style-name="Text_20_body">Factors that reduce flexibility include:</text:p>
      <text:list text:style-name="L3">
        <text:list-item>
          <text:p text:style-name="P3">smoking</text:p>
        </text:list-item>
        <text:list-item>
          <text:p text:style-name="P3">long-term high sugar intake</text:p>
        </text:list-item>
        <text:list-item>
          <text:p text:style-name="P3">chronic inflammation</text:p>
        </text:list-item>
        <text:list-item>
          <text:p text:style-name="P3">ageing</text:p>
        </text:list-item>
        <text:list-item>
          <text:p text:style-name="P3">lack of exercise</text:p>
        </text:list-item>
      </text:list>
      <text:h text:style-name="Heading_20_3" text:outline-level="3"><text:span text:style-name="Strong_20_Emphasis">3. Blood Volume</text:span></text:h>
      <text:p text:style-name="Text_20_body">More volume in the bloodstream means higher pressure. In practical terms, blood volume increases when:</text:p>
      <text:list text:style-name="L4">
        <text:list-item>
          <text:p text:style-name="P4">the body retains excess salt</text:p>
        </text:list-item>
        <text:list-item>
          <text:p text:style-name="P4">the kidneys do not excrete sodium efficiently</text:p>
        </text:list-item>
        <text:list-item>
          <text:p text:style-name="P4">hormonal imbalances cause fluid retention</text:p>
        </text:list-item>
      </text:list>
      <text:p text:style-name="Text_20_body">Salt itself is not the full problem — the real issue is <text:span text:style-name="Strong_20_Emphasis">salt retention</text:span>, largely controlled by hormone systems that respond to stress and diet.</text:p>
      <text:h text:style-name="Heading_20_3" text:outline-level="3"><text:soft-page-break/><text:span text:style-name="Strong_20_Emphasis">4. The Kidney–Hormone Regulation System</text:span></text:h>
      <text:p text:style-name="Text_20_body">A major pressure regulator is the <text:span text:style-name="Strong_20_Emphasis">Renin–Angiotensin–Aldosterone System (RAAS)</text:span>. Its job is to raise blood pressure when you are dehydrated or losing blood. But in modern life, RAAS can remain unnecessarily activated due to:</text:p>
      <text:list text:style-name="L5">
        <text:list-item>
          <text:p text:style-name="P5">high chronic stress</text:p>
        </text:list-item>
        <text:list-item>
          <text:p text:style-name="P5">low potassium diets</text:p>
        </text:list-item>
        <text:list-item>
          <text:p text:style-name="P5">sleep apnea</text:p>
        </text:list-item>
        <text:list-item>
          <text:p text:style-name="P5">insulin resistance</text:p>
        </text:list-item>
        <text:list-item>
          <text:p text:style-name="P5">dehydration (yes, dehydration)</text:p>
        </text:list-item>
      </text:list>
      <text:p text:style-name="Text_20_body">When RAAS becomes overactive, it tells the body to:</text:p>
      <text:list text:style-name="L6">
        <text:list-item>
          <text:p text:style-name="P6"><text:span text:style-name="Strong_20_Emphasis">retain sodium</text:span></text:p>
        </text:list-item>
        <text:list-item>
          <text:p text:style-name="P6"><text:span text:style-name="Strong_20_Emphasis">retain water</text:span></text:p>
        </text:list-item>
        <text:list-item>
          <text:p text:style-name="P6"><text:span text:style-name="Strong_20_Emphasis">narrow arteries</text:span></text:p>
        </text:list-item>
      </text:list>
      <text:p text:style-name="Text_20_body">This adaptation would save your life in a desert. Today it just keeps pressure unnecessarily high.</text:p>
      <text:h text:style-name="Heading_20_3" text:outline-level="3"><text:span text:style-name="Strong_20_Emphasis">5. Nervous System Influence (Stress Response)</text:span></text:h>
      <text:p text:style-name="Text_20_body">The <text:span text:style-name="Strong_20_Emphasis">sympathetic nervous system</text:span> triggers the “fight or flight” response. If it is constantly activated, it:</text:p>
      <text:list text:style-name="L7">
        <text:list-item>
          <text:p text:style-name="P7">increases heart rate</text:p>
        </text:list-item>
        <text:list-item>
          <text:p text:style-name="P7">increases artery constriction</text:p>
        </text:list-item>
        <text:list-item>
          <text:p text:style-name="P7">speeds up adrenaline release</text:p>
        </text:list-item>
      </text:list>
      <text:p text:style-name="Text_20_body">This is why chronic emotional stress, low sleep quality, and excessive stimulation (news, screens, noise, constant urgency) are genuine medical risk factors.</text:p>
      <text:p text:style-name="Text_20_body">The <text:span text:style-name="Strong_20_Emphasis">calming system</text:span>, called the parasympathetic nervous system, lowers pressure. Many people rarely activate it long enough.</text:p>
      <text:p text:style-name="Horizontal_20_Line"/>
      <text:h text:style-name="Heading_20_3" text:outline-level="3"><text:span text:style-name="Strong_20_Emphasis">Key Concept to Remember</text:span></text:h>
      <text:p text:style-name="Text_20_body">High blood pressure is usually the result of <text:span text:style-name="Strong_20_Emphasis">multiple small stresses</text:span> acting on the cardiovascular system every day. It rarely has a single cause.</text:p>
      <text:p text:style-name="Horizontal_20_Line"/>
      <text:h text:style-name="Heading_20_3" text:outline-level="3"><text:span text:style-name="Strong_20_Emphasis">End of Chapter 2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6T14:04:22.697685973</meta:creation-date>
    <dc:date>2025-11-26T14:04:56.643210346</dc:date>
    <meta:editing-duration>PT35S</meta:editing-duration>
    <meta:editing-cycles>1</meta:editing-cycles>
    <meta:document-statistic meta:table-count="0" meta:image-count="0" meta:object-count="0" meta:page-count="2" meta:paragraph-count="45" meta:word-count="443" meta:character-count="2776" meta:non-whitespace-character-count="2401"/>
    <meta:generator>LibreOffice/24.2.7.2$Linux_X86_64 LibreOffice_project/420$Build-2</meta:generator>
  </office:meta>
</office:document-meta>
</file>